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3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  <style:text-properties style:font-name="Times New Roman" fo:font-size="14pt" fo:language="ru" fo:country="RU" officeooo:rsid="0013a4ca" officeooo:paragraph-rsid="0013a4ca" style:font-size-asian="14pt" style:font-name-complex="Times New Roman" style:font-size-complex="14pt"/>
    </style:style>
    <style:style style:name="P4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  <style:text-properties style:font-name="Times New Roman" fo:font-size="14pt" fo:language="ru" fo:country="RU" officeooo:rsid="00141f5a" officeooo:paragraph-rsid="00141f5a" style:font-size-asian="14pt" style:font-name-complex="Times New Roman" style:font-size-complex="14pt"/>
    </style:style>
    <style:style style:name="P5" style:family="paragraph" style:parent-style-name="Standard" style:list-style-name="L1">
      <style:paragraph-properties fo:margin-top="0cm" fo:margin-bottom="0cm" loext:contextual-spacing="false" fo:line-height="150%"/>
      <style:text-properties style:font-name="Times New Roman" fo:font-size="14pt" fo:language="ru" fo:country="RU" officeooo:rsid="00141f5a" officeooo:paragraph-rsid="00141f5a" style:font-size-asian="14pt" style:font-name-complex="Times New Roman" style:font-size-complex="14pt"/>
    </style:style>
    <style:style style:name="P6" style:family="paragraph" style:parent-style-name="Standard" style:list-style-name="L2">
      <style:paragraph-properties fo:margin-top="0cm" fo:margin-bottom="0cm" loext:contextual-spacing="false" fo:line-height="150%"/>
      <style:text-properties style:font-name="Times New Roman" fo:font-size="14pt" fo:language="ru" fo:country="RU" officeooo:rsid="0013a4ca" officeooo:paragraph-rsid="0013a4ca" style:font-size-asian="14pt" style:font-name-complex="Times New Roman" style:font-size-complex="14pt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fo:font-size="14pt" fo:language="uk" fo:country="UA" fo:font-weight="bold" style:font-size-asian="14pt" style:font-weight-asian="bold" style:font-name-complex="Calibri" style:font-size-complex="14pt"/>
    </style:style>
    <style:style style:name="P8" style:family="paragraph" style:parent-style-name="Абзац_20_списка" style:master-page-name="Standard">
      <style:paragraph-properties fo:margin-left="0cm" fo:margin-right="0cm" fo:text-indent="0cm" style:auto-text-indent="false" style:page-number="auto"/>
      <style:text-properties fo:font-size="14pt" fo:language="uk" fo:country="UA" fo:font-weight="bold" officeooo:paragraph-rsid="0013605a" style:font-size-asian="14pt" style:font-weight-asian="bold" style:font-size-complex="14pt"/>
    </style:style>
    <style:style style:name="P9" style:family="paragraph" style:parent-style-name="Абзац_20_списка" style:list-style-name="WW8Num16">
      <style:text-properties fo:font-size="14pt" fo:font-weight="bold" officeooo:paragraph-rsid="0013605a" style:font-size-asian="14pt" style:font-weight-asian="bold" style:font-size-complex="14pt"/>
    </style:style>
    <style:style style:name="P10" style:family="paragraph" style:parent-style-name="Абзац_20_списка" style:list-style-name="WW8Num9">
      <style:paragraph-properties fo:margin-top="0cm" fo:margin-bottom="0cm" loext:contextual-spacing="true" fo:line-height="150%"/>
    </style:style>
    <style:style style:name="P11" style:family="paragraph" style:parent-style-name="Абзац_20_списка" style:list-style-name="WW8Num1">
      <style:paragraph-properties fo:margin-top="0cm" fo:margin-bottom="0cm" loext:contextual-spacing="true" fo:line-height="150%"/>
    </style:style>
    <style:style style:name="P12" style:family="paragraph" style:parent-style-name="Абзац_20_списка" style:list-style-name="WW8Num12">
      <style:paragraph-properties fo:margin-top="0cm" fo:margin-bottom="0cm" loext:contextual-spacing="true" fo:line-height="150%"/>
    </style:style>
    <style:style style:name="P13" style:family="paragraph" style:parent-style-name="Абзац_20_списка" style:list-style-name="WW8Num10">
      <style:paragraph-properties fo:margin-top="0cm" fo:margin-bottom="0cm" loext:contextual-spacing="true" fo:line-height="150%"/>
      <style:text-properties officeooo:paragraph-rsid="0013a4ca"/>
    </style:style>
    <style:style style:name="P14" style:family="paragraph" style:parent-style-name="Абзац_20_списка" style:list-style-name="WW8Num10">
      <style:paragraph-properties fo:margin-top="0cm" fo:margin-bottom="0cm" loext:contextual-spacing="true" fo:line-height="150%"/>
      <style:text-properties officeooo:paragraph-rsid="0013605a"/>
    </style:style>
    <style:style style:name="P15" style:family="paragraph" style:parent-style-name="Абзац_20_списка" style:list-style-name="WW8Num13">
      <style:paragraph-properties fo:margin-top="0cm" fo:margin-bottom="0cm" loext:contextual-spacing="true" fo:line-height="150%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Абзац_20_списка" style:list-style-name="WW8Num3">
      <style:paragraph-properties fo:margin-top="0cm" fo:margin-bottom="0cm" loext:contextual-spacing="true" fo:line-height="150%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Абзац_20_списка" style:list-style-name="WW8Num2">
      <style:paragraph-properties fo:margin-top="0cm" fo:margin-bottom="0cm" loext:contextual-spacing="true" fo:line-height="150%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Абзац_20_списка" style:list-style-name="WW8Num10">
      <style:paragraph-properties fo:margin-top="0cm" fo:margin-bottom="0cm" loext:contextual-spacing="true" fo:line-height="150%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Абзац_20_списка" style:list-style-name="WW8Num10">
      <style:paragraph-properties fo:margin-top="0cm" fo:margin-bottom="0cm" loext:contextual-spacing="true" fo:line-height="150%"/>
      <style:text-properties style:font-name="Times New Roman" fo:font-size="14pt" officeooo:paragraph-rsid="0013605a" style:font-size-asian="14pt" style:font-name-complex="Times New Roman" style:font-size-complex="14pt"/>
    </style:style>
    <style:style style:name="P20" style:family="paragraph" style:parent-style-name="Абзац_20_списка" style:list-style-name="WW8Num7">
      <style:paragraph-properties fo:margin-top="0cm" fo:margin-bottom="0cm" loext:contextual-spacing="true" fo:line-height="150%"/>
      <style:text-properties fo:font-size="14pt" fo:language="ru" fo:country="RU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a3c1" style:font-weight-asian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142acb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15a3c1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fo:font-weight="normal" officeooo:rsid="0015a3c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list xml:id="list3861733624" text:style-name="WW8Num16">
        <text:list-item>
          <text:p text:style-name="P9">Тестові завдання:</text:p>
        </text:list-item>
      </text:list>
      <text:p text:style-name="P1">Середовище програмування для виконавців</text:p>
      <text:list xml:id="list1737253874" text:style-name="WW8Num9">
        <text:list-item>
          <text:p text:style-name="P10"><text:span text:style-name="T3">Scratch <text:s text:c="2"/>2) </text:span><text:span text:style-name="T6">Word <text:s text:c="2"/>3) Paint</text:span></text:p>
        </text:list-item>
      </text:list>
      <text:p text:style-name="P2">Програма, призначена для створення графічних зображень</text:p>
      <text:list xml:id="list2735326358" text:style-name="WW8Num1">
        <text:list-item>
          <text:p text:style-name="P11"><text:span text:style-name="T6">Paint</text:span><text:span text:style-name="T3"> <text:s/>2) Редактор презентацій <text:s/>2) Пуск</text:span></text:p>
        </text:list-item>
      </text:list>
      <text:p text:style-name="P1">Найдовша клавіша на клавіатурі</text:p>
      <text:list xml:id="list561284196" text:style-name="WW8Num12">
        <text:list-item>
          <text:p text:style-name="P12"><text:span text:style-name="T6">Enter <text:s text:c="2"/>2) Shift <text:s/>3)</text:span><text:span text:style-name="T3"> Пробіл</text:span></text:p>
        </text:list-item>
      </text:list>
      <text:p text:style-name="P2">Речення, у якому щось стверджується або заперечується</text:p>
      <text:list xml:id="list1803173673" text:style-name="WW8Num13">
        <text:list-item>
          <text:p text:style-name="P15">Команда <text:s/>2) Висловлювання <text:s text:c="3"/>3) Заперечення</text:p>
        </text:list-item>
      </text:list>
      <text:p text:style-name="P1">Графічне подання алгоритму</text:p>
      <text:list xml:id="list3546086425" text:style-name="WW8Num3">
        <text:list-item>
          <text:p text:style-name="P16">Блок <text:s text:c="2"/>2) Схема <text:s text:c="2"/>3) Блок-схема</text:p>
        </text:list-item>
      </text:list>
      <text:p text:style-name="P4">Який вигляд має електронна адреса?</text:p>
      <text:list xml:id="list3693898920" text:style-name="L1">
        <text:list-item>
          <text:p text:style-name="P5">danilo<text:a xlink:type="simple" xlink:href="mailto:danilo@meta.ua" text:style-name="Internet_20_link" text:visited-style-name="Visited_20_Internet_20_Link">@</text:a>meta.ua</text:p>
        </text:list-item>
        <text:list-item>
          <text:p text:style-name="P5">@superDan.com</text:p>
        </text:list-item>
        <text:list-item>
          <text:p text:style-name="P5">kalahari&amp;sahari/bugatti//.ua</text:p>
        </text:list-item>
        <text:list-item>
          <text:p text:style-name="P5">https://github.com/chuckis/Infrmtk</text:p>
        </text:list-item>
      </text:list>
      <text:p text:style-name="P3">Українська пошукова система:</text:p>
      <text:list xml:id="list786128568" text:style-name="L2">
        <text:list-item>
          <text:p text:style-name="P6">Гугл</text:p>
        </text:list-item>
        <text:list-item>
          <text:p text:style-name="P6">Yahoo</text:p>
        </text:list-item>
        <text:list-item>
          <text:p text:style-name="P6">Мета</text:p>
        </text:list-item>
      </text:list>
      <text:p text:style-name="P2">Служба Інтернету, призначена для передавання листів</text:p>
      <text:list xml:id="list3276389930" text:style-name="WW8Num2">
        <text:list-item>
          <text:p text:style-name="P17">Електронна скринька <text:s text:c="2"/>2) Електронна пошта <text:s text:c="2"/>3) Електронне спілкування.</text:p>
        </text:list-item>
      </text:list>
      <text:p text:style-name="P7"><text:s text:c="4"/>2. Дати відповіді на запитання:</text:p>
      <text:list xml:id="list1837825528" text:style-name="WW8Num10">
        <text:list-item>
          <text:p text:style-name="P13"><text:span text:style-name="T5">Що таке логічне слідування?</text:span><text:span text:style-name="T3"><text:line-break/>______________________________________________________________________________________________________________________</text:span></text:p>
        </text:list-item>
        <text:list-item>
          <text:p text:style-name="P14"><text:soft-page-break/><text:span text:style-name="T4">Наведи приклади програм-браузерів.</text:span><text:span text:style-name="T3"><text:line-break/>______________________________________________________________________________________________________________________</text:span></text:p>
        </text:list-item>
        <text:list-item>
          <text:p text:style-name="P19">Що таке інтернет? <text:line-break/>___________________________________________________________</text:p>
        </text:list-item>
        <text:list-item>
          <text:p text:style-name="P19">За допомогою чого переглядають веб-сторінки. <text:line-break/>___________________________________________________________</text:p>
        </text:list-item>
        <text:list-item>
          <text:p text:style-name="P18">Скільки разів потрібно натиснути пробіл, щоб зробити відступ? <text:s text:c="2"/>_</text:p>
          <text:p text:style-name="P18"/>
        </text:list-item>
      </text:list>
      <text:list xml:id="list1369689275" text:style-name="WW8Num7">
        <text:list-item>
          <text:p text:style-name="P20"><text:span text:style-name="T1">На</text:span><text:span text:style-name="T2">малюй блок-схему </text:span><text:span text:style-name="T1">алгоритму з розгалуженням.<text:line-break/>«</text:span><text:span text:style-name="T7">Якщо на вулиці йде дощ - вдягти плащ. Інакше — вдягти капелюха.»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line-height="107%" fo:text-indent="0cm" style:auto-text-indent="false"/>
      <style:text-properties fo:language="uk" fo:country="UA"/>
    </style:style>
    <style:style style:name="WW8Num1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72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9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53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34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1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29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creation-date>2018-07-23T10:58:00</meta:creation-date>
    <dc:date>2021-12-14T21:55:45.968435766</dc:date>
    <meta:editing-cycles>4</meta:editing-cycles>
    <meta:editing-duration>PT21M26S</meta:editing-duration>
    <meta:generator>LibreOffice/6.4.7.2$Linux_X86_64 LibreOffice_project/40$Build-2</meta:generator>
    <meta:document-statistic meta:table-count="0" meta:image-count="0" meta:object-count="0" meta:page-count="2" meta:paragraph-count="29" meta:word-count="150" meta:character-count="1405" meta:non-whitespace-character-count="1274"/>
  </office:meta>
</office:document-meta>
</file>